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9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rain_tfidf_split9_level2.B1];[$evaltrain_tfidf_split8_level2.B1];[$evaltrain_tfidf_split7_level2.B1];[$evaltrain_tfidf_split6_level2.B1];[$evaltrain_tfidf_split5_level2.B1];[$evaltrain_tfidf_split4_level2.B1];[$evaltrain_tfidf_split3_level2.B1];[$evaltrain_tfidf_split2_level2.B1];[$evaltrain_tfidf_split1_level2.B1];[$evaltrain_tfidf_split0_level2.B1])" office:value-type="float" office:value="0.287903995748254" calcext:value-type="float">
            <text:p>0.287903995748254</text:p>
          </table:table-cell>
          <table:table-cell table:formula="of:=STDEV([$evaltrain_tfidf_split9_level2.B1];[$evaltrain_tfidf_split8_level2.B1];[$evaltrain_tfidf_split7_level2.B1];[$evaltrain_tfidf_split6_level2.B1];[$evaltrain_tfidf_split5_level2.B1];[$evaltrain_tfidf_split4_level2.B1];[$evaltrain_tfidf_split3_level2.B1];[$evaltrain_tfidf_split2_level2.B1];[$evaltrain_tfidf_split1_level2.B1];[$evaltrain_tfidf_split0_level2.B1])" office:value-type="float" office:value="0.00256694540380954" calcext:value-type="float">
            <text:p>0.00256694540381</text:p>
          </table:table-cell>
          <table:table-cell table:formula="of:=MAX([$evaltrain_tfidf_split9_level2.B1];[$evaltrain_tfidf_split8_level2.B1];[$evaltrain_tfidf_split7_level2.B1];[$evaltrain_tfidf_split6_level2.B1];[$evaltrain_tfidf_split5_level2.B1];[$evaltrain_tfidf_split4_level2.B1];[$evaltrain_tfidf_split3_level2.B1];[$evaltrain_tfidf_split2_level2.B1];[$evaltrain_tfidf_split1_level2.B1];[$evaltrain_tfidf_split0_level2.B1])" office:value-type="float" office:value="0.292304421768707" calcext:value-type="float">
            <text:p>0.292304421768707</text:p>
          </table:table-cell>
          <table:table-cell table:formula="of:=MIN([$evaltrain_tfidf_split9_level2.B1];[$evaltrain_tfidf_split8_level2.B1];[$evaltrain_tfidf_split7_level2.B1];[$evaltrain_tfidf_split6_level2.B1];[$evaltrain_tfidf_split5_level2.B1];[$evaltrain_tfidf_split4_level2.B1];[$evaltrain_tfidf_split3_level2.B1];[$evaltrain_tfidf_split2_level2.B1];[$evaltrain_tfidf_split1_level2.B1];[$evaltrain_tfidf_split0_level2.B1])" office:value-type="float" office:value="0.283552631578947" calcext:value-type="float">
            <text:p>0.28355263157894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rain_tfidf_split9_level2.B2];[$evaltrain_tfidf_split8_level2.B2];[$evaltrain_tfidf_split7_level2.B2];[$evaltrain_tfidf_split6_level2.B2];[$evaltrain_tfidf_split5_level2.B2];[$evaltrain_tfidf_split4_level2.B2];[$evaltrain_tfidf_split3_level2.B2];[$evaltrain_tfidf_split2_level2.B2];[$evaltrain_tfidf_split1_level2.B2];[$evaltrain_tfidf_split0_level2.B2])" office:value-type="float" office:value="0.920933380810771" calcext:value-type="float">
            <text:p>0.920933380810771</text:p>
          </table:table-cell>
          <table:table-cell table:formula="of:=STDEV([$evaltrain_tfidf_split9_level2.B2];[$evaltrain_tfidf_split8_level2.B2];[$evaltrain_tfidf_split7_level2.B2];[$evaltrain_tfidf_split6_level2.B2];[$evaltrain_tfidf_split5_level2.B2];[$evaltrain_tfidf_split4_level2.B2];[$evaltrain_tfidf_split3_level2.B2];[$evaltrain_tfidf_split2_level2.B2];[$evaltrain_tfidf_split1_level2.B2];[$evaltrain_tfidf_split0_level2.B2])" office:value-type="float" office:value="0.00595425170241486" calcext:value-type="float">
            <text:p>0.005954251702415</text:p>
          </table:table-cell>
          <table:table-cell table:formula="of:=MAX([$evaltrain_tfidf_split9_level2.B2];[$evaltrain_tfidf_split8_level2.B2];[$evaltrain_tfidf_split7_level2.B2];[$evaltrain_tfidf_split6_level2.B2];[$evaltrain_tfidf_split5_level2.B2];[$evaltrain_tfidf_split4_level2.B2];[$evaltrain_tfidf_split3_level2.B2];[$evaltrain_tfidf_split2_level2.B2];[$evaltrain_tfidf_split1_level2.B2];[$evaltrain_tfidf_split0_level2.B2])" office:value-type="float" office:value="0.92984693877551" calcext:value-type="float">
            <text:p>0.92984693877551</text:p>
          </table:table-cell>
          <table:table-cell table:formula="of:=MIN([$evaltrain_tfidf_split9_level2.B2];[$evaltrain_tfidf_split8_level2.B2];[$evaltrain_tfidf_split7_level2.B2];[$evaltrain_tfidf_split6_level2.B2];[$evaltrain_tfidf_split5_level2.B2];[$evaltrain_tfidf_split4_level2.B2];[$evaltrain_tfidf_split3_level2.B2];[$evaltrain_tfidf_split2_level2.B2];[$evaltrain_tfidf_split1_level2.B2];[$evaltrain_tfidf_split0_level2.B2])" office:value-type="float" office:value="0.912532637075718" calcext:value-type="float">
            <text:p>0.91253263707571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rain_tfidf_split9_level2.B3];[$evaltrain_tfidf_split8_level2.B3];[$evaltrain_tfidf_split7_level2.B3];[$evaltrain_tfidf_split6_level2.B3];[$evaltrain_tfidf_split5_level2.B3];[$evaltrain_tfidf_split4_level2.B3];[$evaltrain_tfidf_split3_level2.B3];[$evaltrain_tfidf_split2_level2.B3];[$evaltrain_tfidf_split1_level2.B3];[$evaltrain_tfidf_split0_level2.B3])" office:value-type="float" office:value="0.429341319538749" calcext:value-type="float">
            <text:p>0.429341319538749</text:p>
          </table:table-cell>
          <table:table-cell table:formula="of:=STDEV([$evaltrain_tfidf_split9_level2.B3];[$evaltrain_tfidf_split8_level2.B3];[$evaltrain_tfidf_split7_level2.B3];[$evaltrain_tfidf_split6_level2.B3];[$evaltrain_tfidf_split5_level2.B3];[$evaltrain_tfidf_split4_level2.B3];[$evaltrain_tfidf_split3_level2.B3];[$evaltrain_tfidf_split2_level2.B3];[$evaltrain_tfidf_split1_level2.B3];[$evaltrain_tfidf_split0_level2.B3])" office:value-type="float" office:value="0.00329496779299176" calcext:value-type="float">
            <text:p>0.003294967792992</text:p>
          </table:table-cell>
          <table:table-cell table:formula="of:=MAX([$evaltrain_tfidf_split9_level2.B3];[$evaltrain_tfidf_split8_level2.B3];[$evaltrain_tfidf_split7_level2.B3];[$evaltrain_tfidf_split6_level2.B3];[$evaltrain_tfidf_split5_level2.B3];[$evaltrain_tfidf_split4_level2.B3];[$evaltrain_tfidf_split3_level2.B3];[$evaltrain_tfidf_split2_level2.B3];[$evaltrain_tfidf_split1_level2.B3];[$evaltrain_tfidf_split0_level2.B3])" office:value-type="float" office:value="0.435289115646259" calcext:value-type="float">
            <text:p>0.435289115646259</text:p>
          </table:table-cell>
          <table:table-cell table:formula="of:=MIN([$evaltrain_tfidf_split9_level2.B3];[$evaltrain_tfidf_split8_level2.B3];[$evaltrain_tfidf_split7_level2.B3];[$evaltrain_tfidf_split6_level2.B3];[$evaltrain_tfidf_split5_level2.B3];[$evaltrain_tfidf_split4_level2.B3];[$evaltrain_tfidf_split3_level2.B3];[$evaltrain_tfidf_split2_level2.B3];[$evaltrain_tfidf_split1_level2.B3];[$evaltrain_tfidf_split0_level2.B3])" office:value-type="float" office:value="0.424912280701754" calcext:value-type="float">
            <text:p>0.42491228070175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rain_tfidf_split9_level2.B4];[$evaltrain_tfidf_split8_level2.B4];[$evaltrain_tfidf_split7_level2.B4];[$evaltrain_tfidf_split6_level2.B4];[$evaltrain_tfidf_split5_level2.B4];[$evaltrain_tfidf_split4_level2.B4];[$evaltrain_tfidf_split3_level2.B4];[$evaltrain_tfidf_split2_level2.B4];[$evaltrain_tfidf_split1_level2.B4];[$evaltrain_tfidf_split0_level2.B4])" office:value-type="float" office:value="0.000721884671481992" calcext:value-type="float">
            <text:p>0.000721884671482</text:p>
          </table:table-cell>
          <table:table-cell table:formula="of:=STDEV([$evaltrain_tfidf_split9_level2.B4];[$evaltrain_tfidf_split8_level2.B4];[$evaltrain_tfidf_split7_level2.B4];[$evaltrain_tfidf_split6_level2.B4];[$evaltrain_tfidf_split5_level2.B4];[$evaltrain_tfidf_split4_level2.B4];[$evaltrain_tfidf_split3_level2.B4];[$evaltrain_tfidf_split2_level2.B4];[$evaltrain_tfidf_split1_level2.B4];[$evaltrain_tfidf_split0_level2.B4])" office:value-type="float" office:value="0.0000104730081582899" calcext:value-type="float">
            <text:p>1.04730081582899E-05</text:p>
          </table:table-cell>
          <table:table-cell table:formula="of:=MAX([$evaltrain_tfidf_split9_level2.B4];[$evaltrain_tfidf_split8_level2.B4];[$evaltrain_tfidf_split7_level2.B4];[$evaltrain_tfidf_split6_level2.B4];[$evaltrain_tfidf_split5_level2.B4];[$evaltrain_tfidf_split4_level2.B4];[$evaltrain_tfidf_split3_level2.B4];[$evaltrain_tfidf_split2_level2.B4];[$evaltrain_tfidf_split1_level2.B4];[$evaltrain_tfidf_split0_level2.B4])" office:value-type="float" office:value="0.000737659219602171" calcext:value-type="float">
            <text:p>0.000737659219602</text:p>
          </table:table-cell>
          <table:table-cell table:formula="of:=MIN([$evaltrain_tfidf_split9_level2.B4];[$evaltrain_tfidf_split8_level2.B4];[$evaltrain_tfidf_split7_level2.B4];[$evaltrain_tfidf_split6_level2.B4];[$evaltrain_tfidf_split5_level2.B4];[$evaltrain_tfidf_split4_level2.B4];[$evaltrain_tfidf_split3_level2.B4];[$evaltrain_tfidf_split2_level2.B4];[$evaltrain_tfidf_split1_level2.B4];[$evaltrain_tfidf_split0_level2.B4])" office:value-type="float" office:value="0.000707965833185961" calcext:value-type="float">
            <text:p>0.00070796583318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rain_tfidf_split9_level2.B5];[$evaltrain_tfidf_split8_level2.B5];[$evaltrain_tfidf_split7_level2.B5];[$evaltrain_tfidf_split6_level2.B5];[$evaltrain_tfidf_split5_level2.B5];[$evaltrain_tfidf_split4_level2.B5];[$evaltrain_tfidf_split3_level2.B5];[$evaltrain_tfidf_split2_level2.B5];[$evaltrain_tfidf_split1_level2.B5];[$evaltrain_tfidf_split0_level2.B5])" office:value-type="float" office:value="0.00257645849877471" calcext:value-type="float">
            <text:p>0.002576458498775</text:p>
          </table:table-cell>
          <table:table-cell table:formula="of:=STDEV([$evaltrain_tfidf_split9_level2.B5];[$evaltrain_tfidf_split8_level2.B5];[$evaltrain_tfidf_split7_level2.B5];[$evaltrain_tfidf_split6_level2.B5];[$evaltrain_tfidf_split5_level2.B5];[$evaltrain_tfidf_split4_level2.B5];[$evaltrain_tfidf_split3_level2.B5];[$evaltrain_tfidf_split2_level2.B5];[$evaltrain_tfidf_split1_level2.B5];[$evaltrain_tfidf_split0_level2.B5])" office:value-type="float" office:value="0.0000339083349562249" calcext:value-type="float">
            <text:p>3.39083349562249E-05</text:p>
          </table:table-cell>
          <table:table-cell table:formula="of:=MAX([$evaltrain_tfidf_split9_level2.B5];[$evaltrain_tfidf_split8_level2.B5];[$evaltrain_tfidf_split7_level2.B5];[$evaltrain_tfidf_split6_level2.B5];[$evaltrain_tfidf_split5_level2.B5];[$evaltrain_tfidf_split4_level2.B5];[$evaltrain_tfidf_split3_level2.B5];[$evaltrain_tfidf_split2_level2.B5];[$evaltrain_tfidf_split1_level2.B5];[$evaltrain_tfidf_split0_level2.B5])" office:value-type="float" office:value="0.00261949571610825" calcext:value-type="float">
            <text:p>0.002619495716108</text:p>
          </table:table-cell>
          <table:table-cell table:formula="of:=MIN([$evaltrain_tfidf_split9_level2.B5];[$evaltrain_tfidf_split8_level2.B5];[$evaltrain_tfidf_split7_level2.B5];[$evaltrain_tfidf_split6_level2.B5];[$evaltrain_tfidf_split5_level2.B5];[$evaltrain_tfidf_split4_level2.B5];[$evaltrain_tfidf_split3_level2.B5];[$evaltrain_tfidf_split2_level2.B5];[$evaltrain_tfidf_split1_level2.B5];[$evaltrain_tfidf_split0_level2.B5])" office:value-type="float" office:value="0.00249015064693847" calcext:value-type="float">
            <text:p>0.00249015064693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rain_tfidf_split9_level2.B6];[$evaltrain_tfidf_split8_level2.B6];[$evaltrain_tfidf_split7_level2.B6];[$evaltrain_tfidf_split6_level2.B6];[$evaltrain_tfidf_split5_level2.B6];[$evaltrain_tfidf_split4_level2.B6];[$evaltrain_tfidf_split3_level2.B6];[$evaltrain_tfidf_split2_level2.B6];[$evaltrain_tfidf_split1_level2.B6];[$evaltrain_tfidf_split0_level2.B6])" office:value-type="float" office:value="0.00108044508020761" calcext:value-type="float">
            <text:p>0.001080445080208</text:p>
          </table:table-cell>
          <table:table-cell table:formula="of:=STDEV([$evaltrain_tfidf_split9_level2.B6];[$evaltrain_tfidf_split8_level2.B6];[$evaltrain_tfidf_split7_level2.B6];[$evaltrain_tfidf_split6_level2.B6];[$evaltrain_tfidf_split5_level2.B6];[$evaltrain_tfidf_split4_level2.B6];[$evaltrain_tfidf_split3_level2.B6];[$evaltrain_tfidf_split2_level2.B6];[$evaltrain_tfidf_split1_level2.B6];[$evaltrain_tfidf_split0_level2.B6])" office:value-type="float" office:value="0.0000156239062814086" calcext:value-type="float">
            <text:p>1.56239062814086E-05</text:p>
          </table:table-cell>
          <table:table-cell table:formula="of:=MAX([$evaltrain_tfidf_split9_level2.B6];[$evaltrain_tfidf_split8_level2.B6];[$evaltrain_tfidf_split7_level2.B6];[$evaltrain_tfidf_split6_level2.B6];[$evaltrain_tfidf_split5_level2.B6];[$evaltrain_tfidf_split4_level2.B6];[$evaltrain_tfidf_split3_level2.B6];[$evaltrain_tfidf_split2_level2.B6];[$evaltrain_tfidf_split1_level2.B6];[$evaltrain_tfidf_split0_level2.B6])" office:value-type="float" office:value="0.00110422255613225" calcext:value-type="float">
            <text:p>0.001104222556132</text:p>
          </table:table-cell>
          <table:table-cell table:formula="of:=MIN([$evaltrain_tfidf_split9_level2.B6];[$evaltrain_tfidf_split8_level2.B6];[$evaltrain_tfidf_split7_level2.B6];[$evaltrain_tfidf_split6_level2.B6];[$evaltrain_tfidf_split5_level2.B6];[$evaltrain_tfidf_split4_level2.B6];[$evaltrain_tfidf_split3_level2.B6];[$evaltrain_tfidf_split2_level2.B6];[$evaltrain_tfidf_split1_level2.B6];[$evaltrain_tfidf_split0_level2.B6])" office:value-type="float" office:value="0.00106062859537428" calcext:value-type="float">
            <text:p>0.00106062859537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rain_tfidf_split9_level2.B7];[$evaltrain_tfidf_split8_level2.B7];[$evaltrain_tfidf_split7_level2.B7];[$evaltrain_tfidf_split6_level2.B7];[$evaltrain_tfidf_split5_level2.B7];[$evaltrain_tfidf_split4_level2.B7];[$evaltrain_tfidf_split3_level2.B7];[$evaltrain_tfidf_split2_level2.B7];[$evaltrain_tfidf_split1_level2.B7];[$evaltrain_tfidf_split0_level2.B7])" office:value-type="float" office:value="0.29659387844805" calcext:value-type="float">
            <text:p>0.29659387844805</text:p>
          </table:table-cell>
          <table:table-cell table:formula="of:=STDEV([$evaltrain_tfidf_split9_level2.B7];[$evaltrain_tfidf_split8_level2.B7];[$evaltrain_tfidf_split7_level2.B7];[$evaltrain_tfidf_split6_level2.B7];[$evaltrain_tfidf_split5_level2.B7];[$evaltrain_tfidf_split4_level2.B7];[$evaltrain_tfidf_split3_level2.B7];[$evaltrain_tfidf_split2_level2.B7];[$evaltrain_tfidf_split1_level2.B7];[$evaltrain_tfidf_split0_level2.B7])" office:value-type="float" office:value="0.00220931415613274" calcext:value-type="float">
            <text:p>0.002209314156133</text:p>
          </table:table-cell>
          <table:table-cell table:formula="of:=MAX([$evaltrain_tfidf_split9_level2.B7];[$evaltrain_tfidf_split8_level2.B7];[$evaltrain_tfidf_split7_level2.B7];[$evaltrain_tfidf_split6_level2.B7];[$evaltrain_tfidf_split5_level2.B7];[$evaltrain_tfidf_split4_level2.B7];[$evaltrain_tfidf_split3_level2.B7];[$evaltrain_tfidf_split2_level2.B7];[$evaltrain_tfidf_split1_level2.B7];[$evaltrain_tfidf_split0_level2.B7])" office:value-type="float" office:value="0.300198807157058" calcext:value-type="float">
            <text:p>0.300198807157058</text:p>
          </table:table-cell>
          <table:table-cell table:formula="of:=MIN([$evaltrain_tfidf_split9_level2.B7];[$evaltrain_tfidf_split8_level2.B7];[$evaltrain_tfidf_split7_level2.B7];[$evaltrain_tfidf_split6_level2.B7];[$evaltrain_tfidf_split5_level2.B7];[$evaltrain_tfidf_split4_level2.B7];[$evaltrain_tfidf_split3_level2.B7];[$evaltrain_tfidf_split2_level2.B7];[$evaltrain_tfidf_split1_level2.B7];[$evaltrain_tfidf_split0_level2.B7])" office:value-type="float" office:value="0.293552812071331" calcext:value-type="float">
            <text:p>0.29355281207133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rain_tfidf_split9_level2.B8];[$evaltrain_tfidf_split8_level2.B8];[$evaltrain_tfidf_split7_level2.B8];[$evaltrain_tfidf_split6_level2.B8];[$evaltrain_tfidf_split5_level2.B8];[$evaltrain_tfidf_split4_level2.B8];[$evaltrain_tfidf_split3_level2.B8];[$evaltrain_tfidf_split2_level2.B8];[$evaltrain_tfidf_split1_level2.B8];[$evaltrain_tfidf_split0_level2.B8])" office:value-type="float" office:value="0.962846158213535" calcext:value-type="float">
            <text:p>0.962846158213535</text:p>
          </table:table-cell>
          <table:table-cell table:formula="of:=STDEV([$evaltrain_tfidf_split9_level2.B8];[$evaltrain_tfidf_split8_level2.B8];[$evaltrain_tfidf_split7_level2.B8];[$evaltrain_tfidf_split6_level2.B8];[$evaltrain_tfidf_split5_level2.B8];[$evaltrain_tfidf_split4_level2.B8];[$evaltrain_tfidf_split3_level2.B8];[$evaltrain_tfidf_split2_level2.B8];[$evaltrain_tfidf_split1_level2.B8];[$evaltrain_tfidf_split0_level2.B8])" office:value-type="float" office:value="0.00614849683950312" calcext:value-type="float">
            <text:p>0.006148496839503</text:p>
          </table:table-cell>
          <table:table-cell table:formula="of:=MAX([$evaltrain_tfidf_split9_level2.B8];[$evaltrain_tfidf_split8_level2.B8];[$evaltrain_tfidf_split7_level2.B8];[$evaltrain_tfidf_split6_level2.B8];[$evaltrain_tfidf_split5_level2.B8];[$evaltrain_tfidf_split4_level2.B8];[$evaltrain_tfidf_split3_level2.B8];[$evaltrain_tfidf_split2_level2.B8];[$evaltrain_tfidf_split1_level2.B8];[$evaltrain_tfidf_split0_level2.B8])" office:value-type="float" office:value="0.973684210526316" calcext:value-type="float">
            <text:p>0.973684210526316</text:p>
          </table:table-cell>
          <table:table-cell table:formula="of:=MIN([$evaltrain_tfidf_split9_level2.B8];[$evaltrain_tfidf_split8_level2.B8];[$evaltrain_tfidf_split7_level2.B8];[$evaltrain_tfidf_split6_level2.B8];[$evaltrain_tfidf_split5_level2.B8];[$evaltrain_tfidf_split4_level2.B8];[$evaltrain_tfidf_split3_level2.B8];[$evaltrain_tfidf_split2_level2.B8];[$evaltrain_tfidf_split1_level2.B8];[$evaltrain_tfidf_split0_level2.B8])" office:value-type="float" office:value="0.952702702702703" calcext:value-type="float">
            <text:p>0.95270270270270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rain_tfidf_split9_level2.B9];[$evaltrain_tfidf_split8_level2.B9];[$evaltrain_tfidf_split7_level2.B9];[$evaltrain_tfidf_split6_level2.B9];[$evaltrain_tfidf_split5_level2.B9];[$evaltrain_tfidf_split4_level2.B9];[$evaltrain_tfidf_split3_level2.B9];[$evaltrain_tfidf_split2_level2.B9];[$evaltrain_tfidf_split1_level2.B9];[$evaltrain_tfidf_split0_level2.B9])" office:value-type="float" office:value="0.453489520224731" calcext:value-type="float">
            <text:p>0.453489520224731</text:p>
          </table:table-cell>
          <table:table-cell table:formula="of:=STDEV([$evaltrain_tfidf_split9_level2.B9];[$evaltrain_tfidf_split8_level2.B9];[$evaltrain_tfidf_split7_level2.B9];[$evaltrain_tfidf_split6_level2.B9];[$evaltrain_tfidf_split5_level2.B9];[$evaltrain_tfidf_split4_level2.B9];[$evaltrain_tfidf_split3_level2.B9];[$evaltrain_tfidf_split2_level2.B9];[$evaltrain_tfidf_split1_level2.B9];[$evaltrain_tfidf_split0_level2.B9])" office:value-type="float" office:value="0.00290135116883733" calcext:value-type="float">
            <text:p>0.002901351168837</text:p>
          </table:table-cell>
          <table:table-cell table:formula="of:=MAX([$evaltrain_tfidf_split9_level2.B9];[$evaltrain_tfidf_split8_level2.B9];[$evaltrain_tfidf_split7_level2.B9];[$evaltrain_tfidf_split6_level2.B9];[$evaltrain_tfidf_split5_level2.B9];[$evaltrain_tfidf_split4_level2.B9];[$evaltrain_tfidf_split3_level2.B9];[$evaltrain_tfidf_split2_level2.B9];[$evaltrain_tfidf_split1_level2.B9];[$evaltrain_tfidf_split0_level2.B9])" office:value-type="float" office:value="0.458502024291498" calcext:value-type="float">
            <text:p>0.458502024291498</text:p>
          </table:table-cell>
          <table:table-cell table:formula="of:=MIN([$evaltrain_tfidf_split9_level2.B9];[$evaltrain_tfidf_split8_level2.B9];[$evaltrain_tfidf_split7_level2.B9];[$evaltrain_tfidf_split6_level2.B9];[$evaltrain_tfidf_split5_level2.B9];[$evaltrain_tfidf_split4_level2.B9];[$evaltrain_tfidf_split3_level2.B9];[$evaltrain_tfidf_split2_level2.B9];[$evaltrain_tfidf_split1_level2.B9];[$evaltrain_tfidf_split0_level2.B9])" office:value-type="float" office:value="0.449579831932773" calcext:value-type="float">
            <text:p>0.44957983193277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rain_tfidf_split9_level2.B10];[$evaltrain_tfidf_split8_level2.B10];[$evaltrain_tfidf_split7_level2.B10];[$evaltrain_tfidf_split6_level2.B10];[$evaltrain_tfidf_split5_level2.B10];[$evaltrain_tfidf_split4_level2.B10];[$evaltrain_tfidf_split3_level2.B10];[$evaltrain_tfidf_split2_level2.B10];[$evaltrain_tfidf_split1_level2.B10];[$evaltrain_tfidf_split0_level2.B10])" office:value-type="float" office:value="0.754604874817532" calcext:value-type="float">
            <text:p>0.754604874817532</text:p>
          </table:table-cell>
          <table:table-cell table:formula="of:=STDEV([$evaltrain_tfidf_split9_level2.B10];[$evaltrain_tfidf_split8_level2.B10];[$evaltrain_tfidf_split7_level2.B10];[$evaltrain_tfidf_split6_level2.B10];[$evaltrain_tfidf_split5_level2.B10];[$evaltrain_tfidf_split4_level2.B10];[$evaltrain_tfidf_split3_level2.B10];[$evaltrain_tfidf_split2_level2.B10];[$evaltrain_tfidf_split1_level2.B10];[$evaltrain_tfidf_split0_level2.B10])" office:value-type="float" office:value="0.00954744610083224" calcext:value-type="float">
            <text:p>0.009547446100832</text:p>
          </table:table-cell>
          <table:table-cell table:formula="of:=MAX([$evaltrain_tfidf_split9_level2.B10];[$evaltrain_tfidf_split8_level2.B10];[$evaltrain_tfidf_split7_level2.B10];[$evaltrain_tfidf_split6_level2.B10];[$evaltrain_tfidf_split5_level2.B10];[$evaltrain_tfidf_split4_level2.B10];[$evaltrain_tfidf_split3_level2.B10];[$evaltrain_tfidf_split2_level2.B10];[$evaltrain_tfidf_split1_level2.B10];[$evaltrain_tfidf_split0_level2.B10])" office:value-type="float" office:value="0.769517631341628" calcext:value-type="float">
            <text:p>0.769517631341628</text:p>
          </table:table-cell>
          <table:table-cell table:formula="of:=MIN([$evaltrain_tfidf_split9_level2.B10];[$evaltrain_tfidf_split8_level2.B10];[$evaltrain_tfidf_split7_level2.B10];[$evaltrain_tfidf_split6_level2.B10];[$evaltrain_tfidf_split5_level2.B10];[$evaltrain_tfidf_split4_level2.B10];[$evaltrain_tfidf_split3_level2.B10];[$evaltrain_tfidf_split2_level2.B10];[$evaltrain_tfidf_split1_level2.B10];[$evaltrain_tfidf_split0_level2.B10])" office:value-type="float" office:value="0.740323369060239" calcext:value-type="float">
            <text:p>0.74032336906023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rain_tfidf_split9_level2.B11];[$evaltrain_tfidf_split8_level2.B11];[$evaltrain_tfidf_split7_level2.B11];[$evaltrain_tfidf_split6_level2.B11];[$evaltrain_tfidf_split5_level2.B11];[$evaltrain_tfidf_split4_level2.B11];[$evaltrain_tfidf_split3_level2.B11];[$evaltrain_tfidf_split2_level2.B11];[$evaltrain_tfidf_split1_level2.B11];[$evaltrain_tfidf_split0_level2.B11])" office:value-type="float" office:value="0.754604874817532" calcext:value-type="float">
            <text:p>0.754604874817532</text:p>
          </table:table-cell>
          <table:table-cell table:formula="of:=STDEV([$evaltrain_tfidf_split9_level2.B11];[$evaltrain_tfidf_split8_level2.B11];[$evaltrain_tfidf_split7_level2.B11];[$evaltrain_tfidf_split6_level2.B11];[$evaltrain_tfidf_split5_level2.B11];[$evaltrain_tfidf_split4_level2.B11];[$evaltrain_tfidf_split3_level2.B11];[$evaltrain_tfidf_split2_level2.B11];[$evaltrain_tfidf_split1_level2.B11];[$evaltrain_tfidf_split0_level2.B11])" office:value-type="float" office:value="0.00954744610083224" calcext:value-type="float">
            <text:p>0.009547446100832</text:p>
          </table:table-cell>
          <table:table-cell table:formula="of:=MAX([$evaltrain_tfidf_split9_level2.B11];[$evaltrain_tfidf_split8_level2.B11];[$evaltrain_tfidf_split7_level2.B11];[$evaltrain_tfidf_split6_level2.B11];[$evaltrain_tfidf_split5_level2.B11];[$evaltrain_tfidf_split4_level2.B11];[$evaltrain_tfidf_split3_level2.B11];[$evaltrain_tfidf_split2_level2.B11];[$evaltrain_tfidf_split1_level2.B11];[$evaltrain_tfidf_split0_level2.B11])" office:value-type="float" office:value="0.769517631341628" calcext:value-type="float">
            <text:p>0.769517631341628</text:p>
          </table:table-cell>
          <table:table-cell table:formula="of:=MIN([$evaltrain_tfidf_split9_level2.B11];[$evaltrain_tfidf_split8_level2.B11];[$evaltrain_tfidf_split7_level2.B11];[$evaltrain_tfidf_split6_level2.B11];[$evaltrain_tfidf_split5_level2.B11];[$evaltrain_tfidf_split4_level2.B11];[$evaltrain_tfidf_split3_level2.B11];[$evaltrain_tfidf_split2_level2.B11];[$evaltrain_tfidf_split1_level2.B11];[$evaltrain_tfidf_split0_level2.B11])" office:value-type="float" office:value="0.740323369060239" calcext:value-type="float">
            <text:p>0.74032336906023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rain_tfidf_split9_level2.B12];[$evaltrain_tfidf_split8_level2.B12];[$evaltrain_tfidf_split7_level2.B12];[$evaltrain_tfidf_split6_level2.B12];[$evaltrain_tfidf_split5_level2.B12];[$evaltrain_tfidf_split4_level2.B12];[$evaltrain_tfidf_split3_level2.B12];[$evaltrain_tfidf_split2_level2.B12];[$evaltrain_tfidf_split1_level2.B12];[$evaltrain_tfidf_split0_level2.B12])" office:value-type="float" office:value="0.754604874817532" calcext:value-type="float">
            <text:p>0.754604874817532</text:p>
          </table:table-cell>
          <table:table-cell table:formula="of:=STDEV([$evaltrain_tfidf_split9_level2.B12];[$evaltrain_tfidf_split8_level2.B12];[$evaltrain_tfidf_split7_level2.B12];[$evaltrain_tfidf_split6_level2.B12];[$evaltrain_tfidf_split5_level2.B12];[$evaltrain_tfidf_split4_level2.B12];[$evaltrain_tfidf_split3_level2.B12];[$evaltrain_tfidf_split2_level2.B12];[$evaltrain_tfidf_split1_level2.B12];[$evaltrain_tfidf_split0_level2.B12])" office:value-type="float" office:value="0.00954744610083224" calcext:value-type="float">
            <text:p>0.009547446100832</text:p>
          </table:table-cell>
          <table:table-cell table:formula="of:=MAX([$evaltrain_tfidf_split9_level2.B12];[$evaltrain_tfidf_split8_level2.B12];[$evaltrain_tfidf_split7_level2.B12];[$evaltrain_tfidf_split6_level2.B12];[$evaltrain_tfidf_split5_level2.B12];[$evaltrain_tfidf_split4_level2.B12];[$evaltrain_tfidf_split3_level2.B12];[$evaltrain_tfidf_split2_level2.B12];[$evaltrain_tfidf_split1_level2.B12];[$evaltrain_tfidf_split0_level2.B12])" office:value-type="float" office:value="0.769517631341628" calcext:value-type="float">
            <text:p>0.769517631341628</text:p>
          </table:table-cell>
          <table:table-cell table:formula="of:=MIN([$evaltrain_tfidf_split9_level2.B12];[$evaltrain_tfidf_split8_level2.B12];[$evaltrain_tfidf_split7_level2.B12];[$evaltrain_tfidf_split6_level2.B12];[$evaltrain_tfidf_split5_level2.B12];[$evaltrain_tfidf_split4_level2.B12];[$evaltrain_tfidf_split3_level2.B12];[$evaltrain_tfidf_split2_level2.B12];[$evaltrain_tfidf_split1_level2.B12];[$evaltrain_tfidf_split0_level2.B12])" office:value-type="float" office:value="0.740323369060239" calcext:value-type="float">
            <text:p>0.74032336906023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rain_tfidf_split9_level2.B13];[$evaltrain_tfidf_split8_level2.B13];[$evaltrain_tfidf_split7_level2.B13];[$evaltrain_tfidf_split6_level2.B13];[$evaltrain_tfidf_split5_level2.B13];[$evaltrain_tfidf_split4_level2.B13];[$evaltrain_tfidf_split3_level2.B13];[$evaltrain_tfidf_split2_level2.B13];[$evaltrain_tfidf_split1_level2.B13];[$evaltrain_tfidf_split0_level2.B13])" office:value-type="float" office:value="0.441096103592703" calcext:value-type="float">
            <text:p>0.441096103592703</text:p>
          </table:table-cell>
          <table:table-cell table:formula="of:=STDEV([$evaltrain_tfidf_split9_level2.B13];[$evaltrain_tfidf_split8_level2.B13];[$evaltrain_tfidf_split7_level2.B13];[$evaltrain_tfidf_split6_level2.B13];[$evaltrain_tfidf_split5_level2.B13];[$evaltrain_tfidf_split4_level2.B13];[$evaltrain_tfidf_split3_level2.B13];[$evaltrain_tfidf_split2_level2.B13];[$evaltrain_tfidf_split1_level2.B13];[$evaltrain_tfidf_split0_level2.B13])" office:value-type="float" office:value="0.0191443698644849" calcext:value-type="float">
            <text:p>0.019144369864485</text:p>
          </table:table-cell>
          <table:table-cell table:formula="of:=MAX([$evaltrain_tfidf_split9_level2.B13];[$evaltrain_tfidf_split8_level2.B13];[$evaltrain_tfidf_split7_level2.B13];[$evaltrain_tfidf_split6_level2.B13];[$evaltrain_tfidf_split5_level2.B13];[$evaltrain_tfidf_split4_level2.B13];[$evaltrain_tfidf_split3_level2.B13];[$evaltrain_tfidf_split2_level2.B13];[$evaltrain_tfidf_split1_level2.B13];[$evaltrain_tfidf_split0_level2.B13])" office:value-type="float" office:value="0.477806788511749" calcext:value-type="float">
            <text:p>0.477806788511749</text:p>
          </table:table-cell>
          <table:table-cell table:formula="of:=MIN([$evaltrain_tfidf_split9_level2.B13];[$evaltrain_tfidf_split8_level2.B13];[$evaltrain_tfidf_split7_level2.B13];[$evaltrain_tfidf_split6_level2.B13];[$evaltrain_tfidf_split5_level2.B13];[$evaltrain_tfidf_split4_level2.B13];[$evaltrain_tfidf_split3_level2.B13];[$evaltrain_tfidf_split2_level2.B13];[$evaltrain_tfidf_split1_level2.B13];[$evaltrain_tfidf_split0_level2.B13])" office:value-type="float" office:value="0.418136020151133" calcext:value-type="float">
            <text:p>0.41813602015113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rain_tfidf_split9_level2.B14];[$evaltrain_tfidf_split8_level2.B14];[$evaltrain_tfidf_split7_level2.B14];[$evaltrain_tfidf_split6_level2.B14];[$evaltrain_tfidf_split5_level2.B14];[$evaltrain_tfidf_split4_level2.B14];[$evaltrain_tfidf_split3_level2.B14];[$evaltrain_tfidf_split2_level2.B14];[$evaltrain_tfidf_split1_level2.B14];[$evaltrain_tfidf_split0_level2.B14])" office:value-type="float" office:value="0.34657323092386" calcext:value-type="float">
            <text:p>0.34657323092386</text:p>
          </table:table-cell>
          <table:table-cell table:formula="of:=STDEV([$evaltrain_tfidf_split9_level2.B14];[$evaltrain_tfidf_split8_level2.B14];[$evaltrain_tfidf_split7_level2.B14];[$evaltrain_tfidf_split6_level2.B14];[$evaltrain_tfidf_split5_level2.B14];[$evaltrain_tfidf_split4_level2.B14];[$evaltrain_tfidf_split3_level2.B14];[$evaltrain_tfidf_split2_level2.B14];[$evaltrain_tfidf_split1_level2.B14];[$evaltrain_tfidf_split0_level2.B14])" office:value-type="float" office:value="0.00492710578261393" calcext:value-type="float">
            <text:p>0.004927105782614</text:p>
          </table:table-cell>
          <table:table-cell table:formula="of:=MAX([$evaltrain_tfidf_split9_level2.B14];[$evaltrain_tfidf_split8_level2.B14];[$evaltrain_tfidf_split7_level2.B14];[$evaltrain_tfidf_split6_level2.B14];[$evaltrain_tfidf_split5_level2.B14];[$evaltrain_tfidf_split4_level2.B14];[$evaltrain_tfidf_split3_level2.B14];[$evaltrain_tfidf_split2_level2.B14];[$evaltrain_tfidf_split1_level2.B14];[$evaltrain_tfidf_split0_level2.B14])" office:value-type="float" office:value="0.352891156462585" calcext:value-type="float">
            <text:p>0.352891156462585</text:p>
          </table:table-cell>
          <table:table-cell table:formula="of:=MIN([$evaltrain_tfidf_split9_level2.B14];[$evaltrain_tfidf_split8_level2.B14];[$evaltrain_tfidf_split7_level2.B14];[$evaltrain_tfidf_split6_level2.B14];[$evaltrain_tfidf_split5_level2.B14];[$evaltrain_tfidf_split4_level2.B14];[$evaltrain_tfidf_split3_level2.B14];[$evaltrain_tfidf_split2_level2.B14];[$evaltrain_tfidf_split1_level2.B14];[$evaltrain_tfidf_split0_level2.B14])" office:value-type="float" office:value="0.337595907928389" calcext:value-type="float">
            <text:p>0.33759590792838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rain_tfidf_split9_level2.B15];[$evaltrain_tfidf_split8_level2.B15];[$evaltrain_tfidf_split7_level2.B15];[$evaltrain_tfidf_split6_level2.B15];[$evaltrain_tfidf_split5_level2.B15];[$evaltrain_tfidf_split4_level2.B15];[$evaltrain_tfidf_split3_level2.B15];[$evaltrain_tfidf_split2_level2.B15];[$evaltrain_tfidf_split1_level2.B15];[$evaltrain_tfidf_split0_level2.B15])" office:value-type="float" office:value="0.287903995748254" calcext:value-type="float">
            <text:p>0.287903995748254</text:p>
          </table:table-cell>
          <table:table-cell table:formula="of:=STDEV([$evaltrain_tfidf_split9_level2.B15];[$evaltrain_tfidf_split8_level2.B15];[$evaltrain_tfidf_split7_level2.B15];[$evaltrain_tfidf_split6_level2.B15];[$evaltrain_tfidf_split5_level2.B15];[$evaltrain_tfidf_split4_level2.B15];[$evaltrain_tfidf_split3_level2.B15];[$evaltrain_tfidf_split2_level2.B15];[$evaltrain_tfidf_split1_level2.B15];[$evaltrain_tfidf_split0_level2.B15])" office:value-type="float" office:value="0.00256694540380954" calcext:value-type="float">
            <text:p>0.00256694540381</text:p>
          </table:table-cell>
          <table:table-cell table:formula="of:=MAX([$evaltrain_tfidf_split9_level2.B15];[$evaltrain_tfidf_split8_level2.B15];[$evaltrain_tfidf_split7_level2.B15];[$evaltrain_tfidf_split6_level2.B15];[$evaltrain_tfidf_split5_level2.B15];[$evaltrain_tfidf_split4_level2.B15];[$evaltrain_tfidf_split3_level2.B15];[$evaltrain_tfidf_split2_level2.B15];[$evaltrain_tfidf_split1_level2.B15];[$evaltrain_tfidf_split0_level2.B15])" office:value-type="float" office:value="0.292304421768707" calcext:value-type="float">
            <text:p>0.292304421768707</text:p>
          </table:table-cell>
          <table:table-cell table:formula="of:=MIN([$evaltrain_tfidf_split9_level2.B15];[$evaltrain_tfidf_split8_level2.B15];[$evaltrain_tfidf_split7_level2.B15];[$evaltrain_tfidf_split6_level2.B15];[$evaltrain_tfidf_split5_level2.B15];[$evaltrain_tfidf_split4_level2.B15];[$evaltrain_tfidf_split3_level2.B15];[$evaltrain_tfidf_split2_level2.B15];[$evaltrain_tfidf_split1_level2.B15];[$evaltrain_tfidf_split0_level2.B15])" office:value-type="float" office:value="0.283552631578947" calcext:value-type="float">
            <text:p>0.28355263157894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rain_tfidf_split9_level2.B16];[$evaltrain_tfidf_split8_level2.B16];[$evaltrain_tfidf_split7_level2.B16];[$evaltrain_tfidf_split6_level2.B16];[$evaltrain_tfidf_split5_level2.B16];[$evaltrain_tfidf_split4_level2.B16];[$evaltrain_tfidf_split3_level2.B16];[$evaltrain_tfidf_split2_level2.B16];[$evaltrain_tfidf_split1_level2.B16];[$evaltrain_tfidf_split0_level2.B16])" office:value-type="float" office:value="0.678349180469682" calcext:value-type="float">
            <text:p>0.678349180469682</text:p>
          </table:table-cell>
          <table:table-cell table:formula="of:=STDEV([$evaltrain_tfidf_split9_level2.B16];[$evaltrain_tfidf_split8_level2.B16];[$evaltrain_tfidf_split7_level2.B16];[$evaltrain_tfidf_split6_level2.B16];[$evaltrain_tfidf_split5_level2.B16];[$evaltrain_tfidf_split4_level2.B16];[$evaltrain_tfidf_split3_level2.B16];[$evaltrain_tfidf_split2_level2.B16];[$evaltrain_tfidf_split1_level2.B16];[$evaltrain_tfidf_split0_level2.B16])" office:value-type="float" office:value="0.0121514880260765" calcext:value-type="float">
            <text:p>0.012151488026077</text:p>
          </table:table-cell>
          <table:table-cell table:formula="of:=MAX([$evaltrain_tfidf_split9_level2.B16];[$evaltrain_tfidf_split8_level2.B16];[$evaltrain_tfidf_split7_level2.B16];[$evaltrain_tfidf_split6_level2.B16];[$evaltrain_tfidf_split5_level2.B16];[$evaltrain_tfidf_split4_level2.B16];[$evaltrain_tfidf_split3_level2.B16];[$evaltrain_tfidf_split2_level2.B16];[$evaltrain_tfidf_split1_level2.B16];[$evaltrain_tfidf_split0_level2.B16])" office:value-type="float" office:value="0.698895660171556" calcext:value-type="float">
            <text:p>0.698895660171556</text:p>
          </table:table-cell>
          <table:table-cell table:formula="of:=MIN([$evaltrain_tfidf_split9_level2.B16];[$evaltrain_tfidf_split8_level2.B16];[$evaltrain_tfidf_split7_level2.B16];[$evaltrain_tfidf_split6_level2.B16];[$evaltrain_tfidf_split5_level2.B16];[$evaltrain_tfidf_split4_level2.B16];[$evaltrain_tfidf_split3_level2.B16];[$evaltrain_tfidf_split2_level2.B16];[$evaltrain_tfidf_split1_level2.B16];[$evaltrain_tfidf_split0_level2.B16])" office:value-type="float" office:value="0.660395561324197" calcext:value-type="float">
            <text:p>0.66039556132419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rain_tfidf_split9_level2.B17];[$evaltrain_tfidf_split8_level2.B17];[$evaltrain_tfidf_split7_level2.B17];[$evaltrain_tfidf_split6_level2.B17];[$evaltrain_tfidf_split5_level2.B17];[$evaltrain_tfidf_split4_level2.B17];[$evaltrain_tfidf_split3_level2.B17];[$evaltrain_tfidf_split2_level2.B17];[$evaltrain_tfidf_split1_level2.B17];[$evaltrain_tfidf_split0_level2.B17])" office:value-type="float" office:value="438.5" calcext:value-type="float">
            <text:p>438.5</text:p>
          </table:table-cell>
          <table:table-cell table:formula="of:=STDEV([$evaltrain_tfidf_split9_level2.B17];[$evaltrain_tfidf_split8_level2.B17];[$evaltrain_tfidf_split7_level2.B17];[$evaltrain_tfidf_split6_level2.B17];[$evaltrain_tfidf_split5_level2.B17];[$evaltrain_tfidf_split4_level2.B17];[$evaltrain_tfidf_split3_level2.B17];[$evaltrain_tfidf_split2_level2.B17];[$evaltrain_tfidf_split1_level2.B17];[$evaltrain_tfidf_split0_level2.B17])" office:value-type="float" office:value="11.1877909645589" calcext:value-type="float">
            <text:p>11.1877909645589</text:p>
          </table:table-cell>
          <table:table-cell table:formula="of:=MAX([$evaltrain_tfidf_split9_level2.B17];[$evaltrain_tfidf_split8_level2.B17];[$evaltrain_tfidf_split7_level2.B17];[$evaltrain_tfidf_split6_level2.B17];[$evaltrain_tfidf_split5_level2.B17];[$evaltrain_tfidf_split4_level2.B17];[$evaltrain_tfidf_split3_level2.B17];[$evaltrain_tfidf_split2_level2.B17];[$evaltrain_tfidf_split1_level2.B17];[$evaltrain_tfidf_split0_level2.B17])" office:value-type="float" office:value="454" calcext:value-type="float">
            <text:p>454</text:p>
          </table:table-cell>
          <table:table-cell table:formula="of:=MIN([$evaltrain_tfidf_split9_level2.B17];[$evaltrain_tfidf_split8_level2.B17];[$evaltrain_tfidf_split7_level2.B17];[$evaltrain_tfidf_split6_level2.B17];[$evaltrain_tfidf_split5_level2.B17];[$evaltrain_tfidf_split4_level2.B17];[$evaltrain_tfidf_split3_level2.B17];[$evaltrain_tfidf_split2_level2.B17];[$evaltrain_tfidf_split1_level2.B17];[$evaltrain_tfidf_split0_level2.B17])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rain_tfidf_split9_level2.B18];[$evaltrain_tfidf_split8_level2.B18];[$evaltrain_tfidf_split7_level2.B18];[$evaltrain_tfidf_split6_level2.B18];[$evaltrain_tfidf_split5_level2.B18];[$evaltrain_tfidf_split4_level2.B18];[$evaltrain_tfidf_split3_level2.B18];[$evaltrain_tfidf_split2_level2.B18];[$evaltrain_tfidf_split1_level2.B18];[$evaltrain_tfidf_split0_level2.B18])" office:value-type="float" office:value="1039.9" calcext:value-type="float">
            <text:p>1039.9</text:p>
          </table:table-cell>
          <table:table-cell table:formula="of:=STDEV([$evaltrain_tfidf_split9_level2.B18];[$evaltrain_tfidf_split8_level2.B18];[$evaltrain_tfidf_split7_level2.B18];[$evaltrain_tfidf_split6_level2.B18];[$evaltrain_tfidf_split5_level2.B18];[$evaltrain_tfidf_split4_level2.B18];[$evaltrain_tfidf_split3_level2.B18];[$evaltrain_tfidf_split2_level2.B18];[$evaltrain_tfidf_split1_level2.B18];[$evaltrain_tfidf_split0_level2.B18])" office:value-type="float" office:value="22.9852609779011" calcext:value-type="float">
            <text:p>22.9852609779011</text:p>
          </table:table-cell>
          <table:table-cell table:formula="of:=MAX([$evaltrain_tfidf_split9_level2.B18];[$evaltrain_tfidf_split8_level2.B18];[$evaltrain_tfidf_split7_level2.B18];[$evaltrain_tfidf_split6_level2.B18];[$evaltrain_tfidf_split5_level2.B18];[$evaltrain_tfidf_split4_level2.B18];[$evaltrain_tfidf_split3_level2.B18];[$evaltrain_tfidf_split2_level2.B18];[$evaltrain_tfidf_split1_level2.B18];[$evaltrain_tfidf_split0_level2.B18])" office:value-type="float" office:value="1068" calcext:value-type="float">
            <text:p>1068</text:p>
          </table:table-cell>
          <table:table-cell table:formula="of:=MIN([$evaltrain_tfidf_split9_level2.B18];[$evaltrain_tfidf_split8_level2.B18];[$evaltrain_tfidf_split7_level2.B18];[$evaltrain_tfidf_split6_level2.B18];[$evaltrain_tfidf_split5_level2.B18];[$evaltrain_tfidf_split4_level2.B18];[$evaltrain_tfidf_split3_level2.B18];[$evaltrain_tfidf_split2_level2.B18];[$evaltrain_tfidf_split1_level2.B18];[$evaltrain_tfidf_split0_level2.B18])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rain_tfidf_split9_level2.B19];[$evaltrain_tfidf_split8_level2.B19];[$evaltrain_tfidf_split7_level2.B19];[$evaltrain_tfidf_split6_level2.B19];[$evaltrain_tfidf_split5_level2.B19];[$evaltrain_tfidf_split4_level2.B19];[$evaltrain_tfidf_split3_level2.B19];[$evaltrain_tfidf_split2_level2.B19];[$evaltrain_tfidf_split1_level2.B19];[$evaltrain_tfidf_split0_level2.B19])" office:value-type="float" office:value="16.9" calcext:value-type="float">
            <text:p>16.9</text:p>
          </table:table-cell>
          <table:table-cell table:formula="of:=STDEV([$evaltrain_tfidf_split9_level2.B19];[$evaltrain_tfidf_split8_level2.B19];[$evaltrain_tfidf_split7_level2.B19];[$evaltrain_tfidf_split6_level2.B19];[$evaltrain_tfidf_split5_level2.B19];[$evaltrain_tfidf_split4_level2.B19];[$evaltrain_tfidf_split3_level2.B19];[$evaltrain_tfidf_split2_level2.B19];[$evaltrain_tfidf_split1_level2.B19];[$evaltrain_tfidf_split0_level2.B19])" office:value-type="float" office:value="2.68535120814971" calcext:value-type="float">
            <text:p>2.68535120814971</text:p>
          </table:table-cell>
          <table:table-cell table:formula="of:=MAX([$evaltrain_tfidf_split9_level2.B19];[$evaltrain_tfidf_split8_level2.B19];[$evaltrain_tfidf_split7_level2.B19];[$evaltrain_tfidf_split6_level2.B19];[$evaltrain_tfidf_split5_level2.B19];[$evaltrain_tfidf_split4_level2.B19];[$evaltrain_tfidf_split3_level2.B19];[$evaltrain_tfidf_split2_level2.B19];[$evaltrain_tfidf_split1_level2.B19];[$evaltrain_tfidf_split0_level2.B19])" office:value-type="float" office:value="21" calcext:value-type="float">
            <text:p>21</text:p>
          </table:table-cell>
          <table:table-cell table:formula="of:=MIN([$evaltrain_tfidf_split9_level2.B19];[$evaltrain_tfidf_split8_level2.B19];[$evaltrain_tfidf_split7_level2.B19];[$evaltrain_tfidf_split6_level2.B19];[$evaltrain_tfidf_split5_level2.B19];[$evaltrain_tfidf_split4_level2.B19];[$evaltrain_tfidf_split3_level2.B19];[$evaltrain_tfidf_split2_level2.B19];[$evaltrain_tfidf_split1_level2.B19];[$evaltrain_tfidf_split0_level2.B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rain_tfidf_split9_level2.B20];[$evaltrain_tfidf_split8_level2.B20];[$evaltrain_tfidf_split7_level2.B20];[$evaltrain_tfidf_split6_level2.B20];[$evaltrain_tfidf_split5_level2.B20];[$evaltrain_tfidf_split4_level2.B20];[$evaltrain_tfidf_split3_level2.B20];[$evaltrain_tfidf_split2_level2.B20];[$evaltrain_tfidf_split1_level2.B20];[$evaltrain_tfidf_split0_level2.B20])" office:value-type="float" office:value="386.1" calcext:value-type="float">
            <text:p>386.1</text:p>
          </table:table-cell>
          <table:table-cell table:formula="of:=STDEV([$evaltrain_tfidf_split9_level2.B20];[$evaltrain_tfidf_split8_level2.B20];[$evaltrain_tfidf_split7_level2.B20];[$evaltrain_tfidf_split6_level2.B20];[$evaltrain_tfidf_split5_level2.B20];[$evaltrain_tfidf_split4_level2.B20];[$evaltrain_tfidf_split3_level2.B20];[$evaltrain_tfidf_split2_level2.B20];[$evaltrain_tfidf_split1_level2.B20];[$evaltrain_tfidf_split0_level2.B20])" office:value-type="float" office:value="7.83794190673376" calcext:value-type="float">
            <text:p>7.83794190673376</text:p>
          </table:table-cell>
          <table:table-cell table:formula="of:=MAX([$evaltrain_tfidf_split9_level2.B20];[$evaltrain_tfidf_split8_level2.B20];[$evaltrain_tfidf_split7_level2.B20];[$evaltrain_tfidf_split6_level2.B20];[$evaltrain_tfidf_split5_level2.B20];[$evaltrain_tfidf_split4_level2.B20];[$evaltrain_tfidf_split3_level2.B20];[$evaltrain_tfidf_split2_level2.B20];[$evaltrain_tfidf_split1_level2.B20];[$evaltrain_tfidf_split0_level2.B20])" office:value-type="float" office:value="397" calcext:value-type="float">
            <text:p>397</text:p>
          </table:table-cell>
          <table:table-cell table:formula="of:=MIN([$evaltrain_tfidf_split9_level2.B20];[$evaltrain_tfidf_split8_level2.B20];[$evaltrain_tfidf_split7_level2.B20];[$evaltrain_tfidf_split6_level2.B20];[$evaltrain_tfidf_split5_level2.B20];[$evaltrain_tfidf_split4_level2.B20];[$evaltrain_tfidf_split3_level2.B20];[$evaltrain_tfidf_split2_level2.B20];[$evaltrain_tfidf_split1_level2.B20];[$evaltrain_tfidf_split0_level2.B20])" office:value-type="float" office:value="372" calcext:value-type="float">
            <text:p>372</text:p>
          </table:table-cell>
        </table:table-row>
      </table:table>
      <table:table table:name="evaltrain_tfidf_split0_level2" table:style-name="ta1">
        <table:table-source xlink:type="simple" xlink:href="../evaltrain_tfidf_split0_level2.out" table:table-name="evaltrain_tfidf_split0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2304421768707" calcext:value-type="float">
            <text:p>0.29230442176870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984693877551" calcext:value-type="float">
            <text:p>0.92984693877551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35289115646259" calcext:value-type="float">
            <text:p>0.43528911564625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37659219602171" calcext:value-type="float">
            <text:p>0.00073765921960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9918786972362" calcext:value-type="float">
            <text:p>0.00259918786972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10422255613225" calcext:value-type="float">
            <text:p>0.00110422255613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0198807157058" calcext:value-type="float">
            <text:p>0.30019880715705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70021413276231" calcext:value-type="float">
            <text:p>0.97002141327623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8502024291498" calcext:value-type="float">
            <text:p>0.45850202429149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65246743597866" calcext:value-type="float">
            <text:p>0.76524674359786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65246743597866" calcext:value-type="float">
            <text:p>0.76524674359786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65246743597866" calcext:value-type="float">
            <text:p>0.76524674359786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56632653061225" calcext:value-type="float">
            <text:p>0.4566326530612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2891156462585" calcext:value-type="float">
            <text:p>0.35289115646258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2304421768707" calcext:value-type="float">
            <text:p>0.29230442176870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0283100139619" calcext:value-type="float">
            <text:p>0.69028310013961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1_level2" table:style-name="ta1">
        <table:table-source xlink:type="simple" xlink:href="../evaltrain_tfidf_split1_level2.out" table:table-name="evaltrain_tfidf_split1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9650537634409" calcext:value-type="float">
            <text:p>0.28965053763440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30913978494624" calcext:value-type="float">
            <text:p>0.43091397849462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36722843435745" calcext:value-type="float">
            <text:p>0.00073672284343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9296584594608" calcext:value-type="float">
            <text:p>0.00259296584594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10035251943268" calcext:value-type="float">
            <text:p>0.00110035251943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8801973220578" calcext:value-type="float">
            <text:p>0.29880197322057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3636363636364" calcext:value-type="float">
            <text:p>0.96363636363636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6159225389995" calcext:value-type="float">
            <text:p>0.45615922538999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46759987245819" calcext:value-type="float">
            <text:p>0.74675998724581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46759987245819" calcext:value-type="float">
            <text:p>0.74675998724581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46759987245819" calcext:value-type="float">
            <text:p>0.74675998724581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24731182795699" calcext:value-type="float">
            <text:p>0.42473118279569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9014336917563" calcext:value-type="float">
            <text:p>0.34901433691756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9650537634409" calcext:value-type="float">
            <text:p>0.28965053763440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68930287520935" calcext:value-type="float">
            <text:p>0.66893028752093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</table:table-row>
      </table:table>
      <table:table table:name="evaltrain_tfidf_split2_level2" table:style-name="ta1">
        <table:table-source xlink:type="simple" xlink:href="../evaltrain_tfidf_split2_level2.out" table:table-name="evaltrain_tfidf_split2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7156357388316" calcext:value-type="float">
            <text:p>0.28715635738831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8814432989691" calcext:value-type="float">
            <text:p>0.918814432989691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8264604810996" calcext:value-type="float">
            <text:p>0.42826460481099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22928283293041" calcext:value-type="float">
            <text:p>0.00072292828329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7290668431103" calcext:value-type="float">
            <text:p>0.00257290668431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8402892108961" calcext:value-type="float">
            <text:p>0.0010840289210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602157788267" calcext:value-type="float">
            <text:p>0.2960215778826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2719298245614" calcext:value-type="float">
            <text:p>0.96271929824561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2810727178958" calcext:value-type="float">
            <text:p>0.45281072717895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50010835054403" calcext:value-type="float">
            <text:p>0.75001083505440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50010835054403" calcext:value-type="float">
            <text:p>0.75001083505440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50010835054403" calcext:value-type="float">
            <text:p>0.75001083505440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22680412371134" calcext:value-type="float">
            <text:p>0.42268041237113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2783505154639" calcext:value-type="float">
            <text:p>0.34278350515463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7156357388316" calcext:value-type="float">
            <text:p>0.28715635738831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73348658443255" calcext:value-type="float">
            <text:p>0.67334865844325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</table:table-row>
      </table:table>
      <table:table table:name="evaltrain_tfidf_split3_level2" table:style-name="ta1">
        <table:table-source xlink:type="simple" xlink:href="../evaltrain_tfidf_split3_level2.out" table:table-name="evaltrain_tfidf_split3_level2" table:filter-name="Text - txt - csv (StarCalc)" table:filter-options="9,34,76,1,,0,false,false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6118363794604" calcext:value-type="float">
            <text:p>0.28611836379460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2532637075718" calcext:value-type="float">
            <text:p>0.91253263707571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6283724978242" calcext:value-type="float">
            <text:p>0.42628372497824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2055412591393" calcext:value-type="float">
            <text:p>0.00071205541259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8936690432324" calcext:value-type="float">
            <text:p>0.00258936690432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6106302948078" calcext:value-type="float">
            <text:p>0.00106106302948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4557823129252" calcext:value-type="float">
            <text:p>0.29455782312925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7964601769912" calcext:value-type="float">
            <text:p>0.95796460176991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057232049948" calcext:value-type="float">
            <text:p>0.4505723204994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69517631341628" calcext:value-type="float">
            <text:p>0.76951763134162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69517631341628" calcext:value-type="float">
            <text:p>0.76951763134162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69517631341628" calcext:value-type="float">
            <text:p>0.76951763134162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77806788511749" calcext:value-type="float">
            <text:p>0.47780678851174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1174934725848" calcext:value-type="float">
            <text:p>0.35117493472584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6118363794604" calcext:value-type="float">
            <text:p>0.28611836379460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98895660171556" calcext:value-type="float">
            <text:p>0.69889566017155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</table:table-row>
      </table:table>
      <table:table table:name="evaltrain_tfidf_split4_level2" table:style-name="ta1">
        <table:table-source xlink:type="simple" xlink:href="../evaltrain_tfidf_split4_level2.out" table:table-name="evaltrain_tfidf_split4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6030061892131" calcext:value-type="float">
            <text:p>0.28603006189213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3793103448276" calcext:value-type="float">
            <text:p>0.91379310344827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5906277630416" calcext:value-type="float">
            <text:p>0.42590627763041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8440890616361" calcext:value-type="float">
            <text:p>0.00071844089061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49015064693847" calcext:value-type="float">
            <text:p>0.00249015064693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7068310069518" calcext:value-type="float">
            <text:p>0.00107068310069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5184926727146" calcext:value-type="float">
            <text:p>0.29518492672714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2702702702703" calcext:value-type="float">
            <text:p>0.95270270270270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0719232818327" calcext:value-type="float">
            <text:p>0.45071923281832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53298737531614" calcext:value-type="float">
            <text:p>0.75329873753161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53298737531614" calcext:value-type="float">
            <text:p>0.75329873753161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53298737531614" calcext:value-type="float">
            <text:p>0.75329873753161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56233421750663" calcext:value-type="float">
            <text:p>0.45623342175066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9690539345712" calcext:value-type="float">
            <text:p>0.34969053934571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6030061892131" calcext:value-type="float">
            <text:p>0.28603006189213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79738628334473" calcext:value-type="float">
            <text:p>0.67973862833447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</table:table-row>
      </table:table>
      <table:table table:name="evaltrain_tfidf_split5_level2" table:style-name="ta1">
        <table:table-source xlink:type="simple" xlink:href="../evaltrain_tfidf_split5_level2.out" table:table-name="evaltrain_tfidf_split5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6445012787724" calcext:value-type="float">
            <text:p>0.28644501278772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9437340153453" calcext:value-type="float">
            <text:p>0.91943734015345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7536231884058" calcext:value-type="float">
            <text:p>0.427536231884058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28791931756883" calcext:value-type="float">
            <text:p>0.00072879193175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7982464317653" calcext:value-type="float">
            <text:p>0.00257982464317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8982097279543" calcext:value-type="float">
            <text:p>0.00108982097279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6246648793566" calcext:value-type="float">
            <text:p>0.29624664879356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0869565217391" calcext:value-type="float">
            <text:p>0.96086956521739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2868852459016" calcext:value-type="float">
            <text:p>0.45286885245901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51909396877365" calcext:value-type="float">
            <text:p>0.75190939687736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51909396877365" calcext:value-type="float">
            <text:p>0.75190939687736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51909396877365" calcext:value-type="float">
            <text:p>0.75190939687736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39897698209719" calcext:value-type="float">
            <text:p>0.43989769820971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37595907928389" calcext:value-type="float">
            <text:p>0.33759590792838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6445012787724" calcext:value-type="float">
            <text:p>0.28644501278772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76069459490651" calcext:value-type="float">
            <text:p>0.67606945949065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</table:table-row>
      </table:table>
      <table:table table:name="evaltrain_tfidf_split6_level2" table:style-name="ta1">
        <table:table-source xlink:type="simple" xlink:href="../evaltrain_tfidf_split6_level2.out" table:table-name="evaltrain_tfidf_split6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3552631578947" calcext:value-type="float">
            <text:p>0.28355263157894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4912280701754" calcext:value-type="float">
            <text:p>0.42491228070175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07965833185961" calcext:value-type="float">
            <text:p>0.00070796583318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7683076308344" calcext:value-type="float">
            <text:p>0.00257683076308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6062859537428" calcext:value-type="float">
            <text:p>0.00106062859537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3552812071331" calcext:value-type="float">
            <text:p>0.29355281207133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9641255605381" calcext:value-type="float">
            <text:p>0.95964125560538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49579831932773" calcext:value-type="float">
            <text:p>0.44957983193277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46159016335255" calcext:value-type="float">
            <text:p>0.74615901633525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46159016335255" calcext:value-type="float">
            <text:p>0.74615901633525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46159016335255" calcext:value-type="float">
            <text:p>0.74615901633525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23684210526316" calcext:value-type="float">
            <text:p>0.42368421052631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4298245614035" calcext:value-type="float">
            <text:p>0.34429824561403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3552631578947" calcext:value-type="float">
            <text:p>0.28355263157894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64499540335556" calcext:value-type="float">
            <text:p>0.66449954033555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valtrain_tfidf_split7_level2" table:style-name="ta1">
        <table:table-source xlink:type="simple" xlink:href="../evaltrain_tfidf_split7_level2.out" table:table-name="evaltrain_tfidf_split7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7840136054422" calcext:value-type="float">
            <text:p>0.28784013605442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984693877551" calcext:value-type="float">
            <text:p>0.92984693877551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30442176870748" calcext:value-type="float">
            <text:p>0.430442176870748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09394163261148" calcext:value-type="float">
            <text:p>0.00070939416326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61949571610825" calcext:value-type="float">
            <text:p>0.00261949571610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6718669702581" calcext:value-type="float">
            <text:p>0.001067186697026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4625082946251" calcext:value-type="float">
            <text:p>0.29462508294625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73684210526316" calcext:value-type="float">
            <text:p>0.97368421052631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2368823229751" calcext:value-type="float">
            <text:p>0.45236882322975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64959061062978" calcext:value-type="float">
            <text:p>0.76495906106297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64959061062978" calcext:value-type="float">
            <text:p>0.76495906106297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64959061062978" calcext:value-type="float">
            <text:p>0.76495906106297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46428571428571" calcext:value-type="float">
            <text:p>0.446428571428571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906462585034" calcext:value-type="float">
            <text:p>0.3490646258503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7840136054422" calcext:value-type="float">
            <text:p>0.28784013605442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89004804978761" calcext:value-type="float">
            <text:p>0.68900480497876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8_level2" table:style-name="ta1">
        <table:table-source xlink:type="simple" xlink:href="../evaltrain_tfidf_split8_level2.out" table:table-name="evaltrain_tfidf_split8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9882451721243" calcext:value-type="float">
            <text:p>0.28988245172124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5692695214106" calcext:value-type="float">
            <text:p>0.92569269521410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32073887489505" calcext:value-type="float">
            <text:p>0.43207388748950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20152633261165" calcext:value-type="float">
            <text:p>0.00072015263326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6833289157408" calcext:value-type="float">
            <text:p>0.00256833289157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7692513785158" calcext:value-type="float">
            <text:p>0.00107692513785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8291721419185" calcext:value-type="float">
            <text:p>0.29829172141918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9830866807611" calcext:value-type="float">
            <text:p>0.95983086680761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5137844611529" calcext:value-type="float">
            <text:p>0.45513784461152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40323369060239" calcext:value-type="float">
            <text:p>0.74032336906023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40323369060239" calcext:value-type="float">
            <text:p>0.74032336906023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40323369060239" calcext:value-type="float">
            <text:p>0.74032336906023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18136020151133" calcext:value-type="float">
            <text:p>0.41813602015113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0890008396306" calcext:value-type="float">
            <text:p>0.34089000839630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9882451721243" calcext:value-type="float">
            <text:p>0.28988245172124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60395561324197" calcext:value-type="float">
            <text:p>0.66039556132419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</table:table-row>
      </table:table>
      <table:table table:name="evaltrain_tfidf_split9_level2" table:style-name="ta1">
        <table:table-source xlink:type="simple" xlink:href="../evaltrain_tfidf_split9_level2.out" table:table-name="evaltrain_tfidf_split9_level2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0059982862039" calcext:value-type="float">
            <text:p>0.29005998286203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159383033419" calcext:value-type="float">
            <text:p>0.9215938303341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31790916880891" calcext:value-type="float">
            <text:p>0.43179091688089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24735503816049" calcext:value-type="float">
            <text:p>0.00072473550381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755230225624" calcext:value-type="float">
            <text:p>0.00257552302256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8953927219847" calcext:value-type="float">
            <text:p>0.00108953927219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8457411133468" calcext:value-type="float">
            <text:p>0.29845741113346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7391304347826" calcext:value-type="float">
            <text:p>0.96739130434782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6176319835982" calcext:value-type="float">
            <text:p>0.45617631983598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57863970068152" calcext:value-type="float">
            <text:p>0.75786397006815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57863970068152" calcext:value-type="float">
            <text:p>0.75786397006815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57863970068152" calcext:value-type="float">
            <text:p>0.75786397006815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44730077120823" calcext:value-type="float">
            <text:p>0.44473007712082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8329048843188" calcext:value-type="float">
            <text:p>0.34832904884318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0059982862039" calcext:value-type="float">
            <text:p>0.29005998286203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82326103957821" calcext:value-type="float">
            <text:p>0.68232610395782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0:00:02.107922845</meta:creation-date>
    <dc:date>2019-11-01T10:19:33.839217497</dc:date>
    <meta:editing-duration>PT9M20S</meta:editing-duration>
    <meta:editing-cycles>2</meta:editing-cycles>
    <meta:generator>LibreOffice/6.0.7.3$Linux_X86_64 LibreOffice_project/00m0$Build-3</meta:generator>
    <meta:document-statistic meta:table-count="11" meta:cell-count="504" meta:object-count="0"/>
  </office:meta>
</office:document-meta>
</file>